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ff" fo:font-weight="normal" officeooo:rsid="0156cf1a" officeooo:paragraph-rsid="0156cf1a" style:font-weight-asian="normal" style:font-weight-complex="normal"/>
    </style:style>
    <style:style style:name="P2" style:family="paragraph" style:parent-style-name="Standard">
      <style:text-properties fo:color="#0000ff" fo:font-weight="normal" officeooo:rsid="0156cf1a" officeooo:paragraph-rsid="0178ae72" style:font-weight-asian="normal" style:font-weight-complex="normal"/>
    </style:style>
    <style:style style:name="P3" style:family="paragraph" style:parent-style-name="Standard">
      <style:text-properties fo:color="#0000ff" fo:font-weight="normal" officeooo:rsid="0156cf1a" officeooo:paragraph-rsid="017ee6e7" style:font-weight-asian="normal" style:font-weight-complex="normal"/>
    </style:style>
    <style:style style:name="P4" style:family="paragraph" style:parent-style-name="Standard">
      <style:text-properties fo:color="#0000ff" fo:font-weight="normal" officeooo:rsid="016a4e4a" officeooo:paragraph-rsid="016a4e4a" style:font-weight-asian="normal" style:font-weight-complex="normal"/>
    </style:style>
    <style:style style:name="P5" style:family="paragraph" style:parent-style-name="Standard">
      <style:text-properties fo:color="#0000ff" fo:font-weight="normal" officeooo:rsid="016d6b47" officeooo:paragraph-rsid="016d6b47" style:font-weight-asian="normal" style:font-weight-complex="normal"/>
    </style:style>
    <style:style style:name="P6" style:family="paragraph" style:parent-style-name="Standard">
      <style:text-properties fo:color="#0000ff" fo:font-weight="normal" officeooo:rsid="0173319b" officeooo:paragraph-rsid="0173319b" style:font-weight-asian="normal" style:font-weight-complex="normal"/>
    </style:style>
    <style:style style:name="P7" style:family="paragraph" style:parent-style-name="Standard">
      <style:text-properties fo:color="#000000" fo:font-weight="normal" officeooo:rsid="0013786b" officeooo:paragraph-rsid="0013786b" style:font-weight-asian="normal" style:font-weight-complex="normal"/>
    </style:style>
    <style:style style:name="P8" style:family="paragraph" style:parent-style-name="Standard">
      <style:text-properties fo:color="#000000" fo:font-weight="normal" officeooo:rsid="00f634bf" officeooo:paragraph-rsid="0013786b" style:font-weight-asian="normal" style:font-weight-complex="normal"/>
    </style:style>
    <style:style style:name="P9" style:family="paragraph" style:parent-style-name="Standard">
      <style:text-properties fo:color="#000000" fo:font-weight="normal" officeooo:rsid="00f634bf" officeooo:paragraph-rsid="0185d6ec" style:font-weight-asian="normal" style:font-weight-complex="normal"/>
    </style:style>
    <style:style style:name="P10" style:family="paragraph" style:parent-style-name="Standard">
      <style:text-properties fo:color="#000000" fo:font-weight="normal" officeooo:rsid="0158c567" officeooo:paragraph-rsid="0158c567" style:font-weight-asian="normal" style:font-weight-complex="normal"/>
    </style:style>
    <style:style style:name="P11" style:family="paragraph" style:parent-style-name="Standard">
      <style:text-properties fo:color="#000000" fo:font-weight="normal" officeooo:rsid="0156cf1a" officeooo:paragraph-rsid="0156cf1a" style:font-weight-asian="normal" style:font-weight-complex="normal"/>
    </style:style>
    <style:style style:name="P12" style:family="paragraph" style:parent-style-name="Standard">
      <style:text-properties fo:color="#000000" fo:font-weight="normal" officeooo:rsid="0185d6ec" officeooo:paragraph-rsid="0188beca" style:font-weight-asian="normal" style:font-weight-complex="normal"/>
    </style:style>
    <style:style style:name="P13" style:family="paragraph" style:parent-style-name="Standard">
      <style:text-properties fo:color="#000000" fo:font-weight="normal" officeooo:rsid="0188ec21" officeooo:paragraph-rsid="018dd3cf" style:font-weight-asian="normal" style:font-weight-complex="normal"/>
    </style:style>
    <style:style style:name="P14" style:family="paragraph" style:parent-style-name="Standard">
      <style:text-properties fo:color="#000000" fo:font-weight="normal" officeooo:rsid="018df6cd" officeooo:paragraph-rsid="018df6cd" style:font-weight-asian="normal" style:font-weight-complex="normal"/>
    </style:style>
    <style:style style:name="P15" style:family="paragraph" style:parent-style-name="Standard">
      <style:text-properties fo:color="#ff0000" fo:font-weight="normal" officeooo:rsid="015bc77f" officeooo:paragraph-rsid="015e9efe" style:font-weight-asian="normal" style:font-weight-complex="normal"/>
    </style:style>
    <style:style style:name="P16" style:family="paragraph" style:parent-style-name="Standard">
      <style:text-properties fo:color="#ff0000" fo:font-weight="normal" officeooo:rsid="0160b481" officeooo:paragraph-rsid="0160b481" style:font-weight-asian="normal" style:font-weight-complex="normal"/>
    </style:style>
    <style:style style:name="P17" style:family="paragraph" style:parent-style-name="Standard">
      <style:text-properties fo:color="#ff0000" fo:font-weight="normal" officeooo:rsid="016d15c5" officeooo:paragraph-rsid="016d15c5" style:font-weight-asian="normal" style:font-weight-complex="normal"/>
    </style:style>
    <style:style style:name="P18" style:family="paragraph" style:parent-style-name="Standard">
      <style:text-properties fo:color="#ff0000" fo:font-weight="normal" officeooo:rsid="016a4e4a" officeooo:paragraph-rsid="016a4e4a" style:font-weight-asian="normal" style:font-weight-complex="normal"/>
    </style:style>
    <style:style style:name="P19" style:family="paragraph" style:parent-style-name="Standard">
      <style:text-properties fo:color="#ff0000" fo:font-weight="normal" officeooo:rsid="016a4e4a" officeooo:paragraph-rsid="016af513" style:font-weight-asian="normal" style:font-weight-complex="normal"/>
    </style:style>
    <style:style style:name="P20" style:family="paragraph" style:parent-style-name="Standard">
      <style:text-properties fo:color="#ff0000" fo:font-weight="normal" officeooo:rsid="016d6b47" officeooo:paragraph-rsid="016d6b47" style:font-weight-asian="normal" style:font-weight-complex="normal"/>
    </style:style>
    <style:style style:name="P21" style:family="paragraph" style:parent-style-name="Standard">
      <style:text-properties fo:color="#ff0000" fo:font-weight="normal" officeooo:rsid="0170417c" officeooo:paragraph-rsid="0170417c" style:font-weight-asian="normal" style:font-weight-complex="normal"/>
    </style:style>
    <style:style style:name="P22" style:family="paragraph" style:parent-style-name="Standard">
      <style:text-properties fo:color="#ff0000" fo:font-weight="normal" officeooo:rsid="0172d9d0" officeooo:paragraph-rsid="0172d9d0" style:font-weight-asian="normal" style:font-weight-complex="normal"/>
    </style:style>
    <style:style style:name="P23" style:family="paragraph" style:parent-style-name="Standard">
      <style:text-properties fo:color="#ff0000" fo:font-weight="normal" officeooo:rsid="0173319b" officeooo:paragraph-rsid="0173319b" style:font-weight-asian="normal" style:font-weight-complex="normal"/>
    </style:style>
    <style:style style:name="P24" style:family="paragraph" style:parent-style-name="Standard">
      <style:text-properties fo:color="#ff0000" fo:font-weight="normal" officeooo:rsid="0173319b" officeooo:paragraph-rsid="0174ff78" style:font-weight-asian="normal" style:font-weight-complex="normal"/>
    </style:style>
    <style:style style:name="P25" style:family="paragraph" style:parent-style-name="Standard">
      <style:text-properties fo:color="#ff0000" fo:font-weight="normal" officeooo:rsid="0173319b" officeooo:paragraph-rsid="017a62fd" style:font-weight-asian="normal" style:font-weight-complex="normal"/>
    </style:style>
    <style:style style:name="P26" style:family="paragraph" style:parent-style-name="Standard">
      <style:text-properties fo:color="#ff0000" fo:font-weight="normal" officeooo:rsid="01828264" officeooo:paragraph-rsid="01828264" style:font-weight-asian="normal" style:font-weight-complex="normal"/>
    </style:style>
    <style:style style:name="P27" style:family="paragraph" style:parent-style-name="Standard">
      <style:text-properties fo:color="#ff0000" fo:font-weight="normal" officeooo:rsid="01831e4d" officeooo:paragraph-rsid="01831e4d" style:font-weight-asian="normal" style:font-weight-complex="normal"/>
    </style:style>
    <style:style style:name="P28" style:family="paragraph" style:parent-style-name="Standard">
      <style:text-properties fo:color="#ff0000" fo:font-weight="normal" officeooo:rsid="0173319b" officeooo:paragraph-rsid="017b44fe" style:font-weight-asian="normal" style:font-weight-complex="normal"/>
    </style:style>
    <style:style style:name="P29" style:family="paragraph" style:parent-style-name="Standard">
      <style:text-properties fo:color="#ff0000" fo:font-weight="normal" officeooo:rsid="0173319b" officeooo:paragraph-rsid="017cfb22" style:font-weight-asian="normal" style:font-weight-complex="normal"/>
    </style:style>
    <style:style style:name="P30" style:family="paragraph" style:parent-style-name="Standard">
      <style:text-properties fo:color="#ff0000" fo:font-weight="normal" officeooo:rsid="0173319b" officeooo:paragraph-rsid="017e7189" style:font-weight-asian="normal" style:font-weight-complex="normal"/>
    </style:style>
    <style:style style:name="P31" style:family="paragraph" style:parent-style-name="Standard">
      <style:text-properties fo:color="#ff0000" fo:font-weight="normal" officeooo:rsid="0173319b" officeooo:paragraph-rsid="017ee6e7" style:font-weight-asian="normal" style:font-weight-complex="normal"/>
    </style:style>
    <style:style style:name="T1" style:family="text">
      <style:text-properties fo:color="#3333ff"/>
    </style:style>
    <style:style style:name="T2" style:family="text">
      <style:text-properties officeooo:rsid="010348a6"/>
    </style:style>
    <style:style style:name="T3" style:family="text">
      <style:text-properties style:text-position="super 58%" officeooo:rsid="0166e2e1"/>
    </style:style>
    <style:style style:name="T4" style:family="text">
      <style:text-properties style:text-position="super 58%" officeooo:rsid="01689385"/>
    </style:style>
    <style:style style:name="T5" style:family="text">
      <style:text-properties officeooo:rsid="0156cf1a"/>
    </style:style>
    <style:style style:name="T6" style:family="text">
      <style:text-properties fo:color="#ff0000" officeooo:rsid="015a2d08"/>
    </style:style>
    <style:style style:name="T7" style:family="text">
      <style:text-properties fo:color="#ff0000" officeooo:rsid="0173319b"/>
    </style:style>
    <style:style style:name="T8" style:family="text">
      <style:text-properties fo:color="#ff0000" officeooo:rsid="01801fb3"/>
    </style:style>
    <style:style style:name="T9" style:family="text">
      <style:text-properties fo:color="#ff0000" officeooo:rsid="0180da2d"/>
    </style:style>
    <style:style style:name="T10" style:family="text">
      <style:text-properties fo:color="#ff0000" officeooo:rsid="01905455"/>
    </style:style>
    <style:style style:name="T11" style:family="text">
      <style:text-properties officeooo:rsid="015c8afc"/>
    </style:style>
    <style:style style:name="T12" style:family="text">
      <style:text-properties officeooo:rsid="015ebb9a"/>
    </style:style>
    <style:style style:name="T13" style:family="text">
      <style:text-properties officeooo:rsid="01656d8b"/>
    </style:style>
    <style:style style:name="T14" style:family="text">
      <style:text-properties officeooo:rsid="0166e2e1"/>
    </style:style>
    <style:style style:name="T15" style:family="text">
      <style:text-properties officeooo:rsid="01689385"/>
    </style:style>
    <style:style style:name="T16" style:family="text">
      <style:text-properties officeooo:rsid="016a0062"/>
    </style:style>
    <style:style style:name="T17" style:family="text">
      <style:text-properties officeooo:rsid="016f2036"/>
    </style:style>
    <style:style style:name="T18" style:family="text">
      <style:text-properties officeooo:rsid="017686fa"/>
    </style:style>
    <style:style style:name="T19" style:family="text">
      <style:text-properties officeooo:rsid="018655ed"/>
    </style:style>
    <style:style style:name="T20" style:family="text">
      <style:text-properties officeooo:rsid="0186932d"/>
    </style:style>
    <style:style style:name="T21" style:family="text">
      <style:text-properties officeooo:rsid="018ad203"/>
    </style:style>
    <style:style style:name="T22" style:family="text">
      <style:text-properties officeooo:rsid="018e98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rst thank you for your hard work in reviewing this paper. I find the review comments are very helpful, <text:span text:style-name="T5">and </text:span>I have taken these comments into consideration, and polish my paper <text:span text:style-name="T2">significantly</text:span>.</text:p>
      <text:p text:style-name="P8"/>
      <text:p text:style-name="P12">According to the TODAES <text:span text:style-name="T20">new</text:span> pages limit, <text:span text:style-name="T19">I shrink my paper from 30 pages to 25pages in the following way:</text:span></text:p>
      <text:p text:style-name="P13">1<text:tab/><text:span text:style-name="T21">in Section 8 “RELATED PUBLICATIONS”, I remove the two subsections “Protocol converter synthesis” and “Logic synthesis with Craig interpolation” as their <text:s/>relevance are somewhat relative low.</text:span></text:p>
      <text:p text:style-name="P14">2<text:tab/>I also rephrase many paragraphs <text:span text:style-name="T22">without</text:span> remov<text:span text:style-name="T22">ing</text:span> them, such that they occupy less space.</text:p>
      <text:p text:style-name="P14"/>
      <text:p text:style-name="P14"/>
      <text:p text:style-name="P10">I present below the reviewer comments in <text:span text:style-name="T1">BLUE</text:span> color, and my response in <text:span text:style-name="T6">RED</text:span> color.</text:p>
      <text:p text:style-name="P8"/>
      <text:p text:style-name="P8"/>
      <text:p text:style-name="P9"/>
      <text:p text:style-name="P11"/>
      <text:p text:style-name="P1">----------------------- REVIEWER COMMENTS <text:s/>-------------- </text:p>
      <text:p text:style-name="P1"><text:s text:c="2"/><text:tab/> </text:p>
      <text:p text:style-name="P1">Referee: 1 </text:p>
      <text:p text:style-name="P1"/>
      <text:p text:style-name="P1">Comments to the Author </text:p>
      <text:p text:style-name="P1">The revision addressed most of my comments. Thank you. However, there are several minor clarifications needed. </text:p>
      <text:p text:style-name="P1"/>
      <text:p text:style-name="P1">1.<text:tab/>Regarding the over-approximation issue of interpolants, you commented “in the special case that A and B are complement to each other, that is, every assignment must satisfy either A or B but not both, then this interpolation must cover and only cover A.” Please explain why A and B have to be complementary to each other in your formulas. Essentially why there is no assignment a* under which R(a*, b, 0) and R(a*, b, 1) are both unsatisfiable? That is, why should R(a, b, t) be satisfiable under any assignment on variable a? </text:p>
      <text:p text:style-name="P1"/>
      <text:p text:style-name="P15">You are right, I have not <text:span text:style-name="T11">described</text:span> it clearly here. </text:p>
      <text:p text:style-name="P15">Actually this is an assumption for this algorithm. It will NOT be fulfilled by the algorithm itself, but instead <text:span text:style-name="T12">should be fulfilled by the actual application of the algorithm.</text:span></text:p>
      <text:p text:style-name="P16">So I add <text:span text:style-name="T13">three</text:span> paragraph in page 9, subsection 4.1, the <text:span text:style-name="T14">2</text:span><text:span text:style-name="T3">nd</text:span><text:span text:style-name="T14"> to </text:span>4<text:span text:style-name="T4">th</text:span><text:span text:style-name="T15"> </text:span><text:s/>paragraph<text:span text:style-name="T16">s</text:span>:</text:p>
      <text:p text:style-name="P17">++++++++++++++++++++++++++++++++++++++++</text:p>
      <text:p text:style-name="P18">(1) Assumption 1 : R(a, b, 0) ∧ R(a, b, 1) is unsatisfiable. a and b are respectively called the important and the non-important variable vectors, t is the target variable. </text:p>
      <text:p text:style-name="P19">(2) Assumption 2 : R(a, b, t) is satisfiable for all valuations of a. </text:p>
      <text:p text:style-name="P19">In the remainder of this paper, when we use the algorithm introduced in this subsection, we will show that these two assumptions are fulfilled.</text:p>
      <text:p text:style-name="P17">++++++++++++++++++++++++++++++++++++++++</text:p>
      <text:p text:style-name="P5"/>
      <text:p text:style-name="P20">In page 11, paragraph 3 starting with “That is” , this is the first application of the algorithm, we <text:span text:style-name="T17">described how the two assumptions are fulfilled.</text:span></text:p>
      <text:p text:style-name="P21">In page 12, paragraph 3 starting with “Obviously”, this is the second application of the algorithm, we describe how the two assumptions are fulfilled.</text:p>
      <text:p text:style-name="P18"/>
      <text:p text:style-name="P4"/>
      <text:p text:style-name="P4"/>
      <text:p text:style-name="P4"/>
      <text:p text:style-name="P4"/>
      <text:p text:style-name="P1"><text:soft-page-break/>2.<text:tab/>In (9), “d_{p+l} \neq d’_{p+l}”. You use “\neq” instead of “\not \equiv”. Please clarify whether “\neq” means nonequivalence in some bit or bitwise nonequivalence. </text:p>
      <text:p text:style-name="P1"/>
      <text:p text:style-name="P22">You are right, I have not described it clearly here. </text:p>
      <text:p text:style-name="P22">On page 10, subsubsection 4.2.1, paragraph 2 starting with “Here,”, we have clarified that \neq means <text:s/><text:span text:style-name="T5">nonequivalence in some bit.</text:span></text:p>
      <text:p text:style-name="P1"/>
      <text:p text:style-name="P1">3.<text:tab/>In page 2, “d can not be uniquely by…” -&gt; “d can not be uniquely determined by…”; “d is not need by…” -&gt; “d is not needed by…”; “can be any value” -&gt; “can be of any value” </text:p>
      <text:p text:style-name="P1"/>
      <text:p text:style-name="P23">Thank you, I have changed it according to your suggestion.</text:p>
      <text:p text:style-name="P6"/>
      <text:p text:style-name="P1"/>
      <text:p text:style-name="P1">4.<text:tab/>In page 4, “it use…” -&gt; “it uses…” </text:p>
      <text:p text:style-name="P1"/>
      <text:p text:style-name="P24">Thank you, I have changed it according to your suggestion. <text:span text:style-name="T18">I also change some other similar typos.</text:span></text:p>
      <text:p text:style-name="P24"/>
      <text:p text:style-name="P1"/>
      <text:p text:style-name="P1">5.<text:tab/>In page 5, “p,l” -&gt; “p, l”. There are many other places where space separation is missing. </text:p>
      <text:p text:style-name="P25">Thank you, I have changed it according to your suggestion. <text:span text:style-name="T18">I also change some other similar typos.</text:span></text:p>
      <text:p text:style-name="P1"/>
      <text:p text:style-name="P1">6.<text:tab/>In page 5, “They can always be satisfiable with…” -&gt; “They can always be satisfied with …” </text:p>
      <text:p text:style-name="P28">Thank you, I have changed it according to your suggestion.</text:p>
      <text:p text:style-name="P28"/>
      <text:p text:style-name="P1">7.<text:tab/>The first sentence of page 6 can be merged with the last paragraph of page 5. </text:p>
      <text:p text:style-name="P29">Thank you, I have changed it according to your suggestion.</text:p>
      <text:p text:style-name="P29"/>
      <text:p text:style-name="P2">8.<text:tab/>In page 6, “Second and more important,” -&gt; “Second, and more importantly,” </text:p>
      <text:p text:style-name="P30">Thank you, I have changed it according to your suggestion.</text:p>
      <text:p text:style-name="P30"/>
      <text:p text:style-name="P1">9.<text:tab/>It is not clear which paper in references is referred to by the citation “[Jie-Hong Roland Jiang 2009]”. </text:p>
      <text:p text:style-name="P3"><text:span text:style-name="T7">Thank you, </text:span><text:span text:style-name="T8">there is a typo in the bib file,</text:span><text:span text:style-name="T7"> I have </text:span><text:span text:style-name="T9">correct</text:span><text:span text:style-name="T10">ed</text:span><text:span text:style-name="T9"> it.</text:span></text:p>
      <text:p text:style-name="P31"/>
      <text:p text:style-name="P1">10.<text:tab/>The relevance of [Wu et al. 2010] to the paper is not well described. Please either describe ECO in detail or remove it if the relevance is low. </text:p>
      <text:p text:style-name="P1"/>
      <text:p text:style-name="P26">Thank you, you are right. I have remove it.</text:p>
      <text:p text:style-name="P27"/>
      <text:p text:style-name="P1"/>
      <text:p text:style-name="P1"/>
      <text:p text:style-name="P1">Referee: 2 </text:p>
      <text:p text:style-name="P1"/>
      <text:p text:style-name="P1">Comments to the Author </text:p>
      <text:p text:style-name="P1">thanks for the effort in revising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09:45:07.960828527</meta:creation-date>
    <dc:date>2015-06-14T21:59:49.596433807</dc:date>
    <meta:editing-duration>P2DT1H50M42S</meta:editing-duration>
    <meta:editing-cycles>404</meta:editing-cycles>
    <meta:generator>LibreOffice/4.2.8.2$Linux_X86_64 LibreOffice_project/420m0$Build-2</meta:generator>
    <meta:document-statistic meta:table-count="0" meta:image-count="0" meta:object-count="0" meta:page-count="2" meta:paragraph-count="43" meta:word-count="730" meta:character-count="4241" meta:non-whitespace-character-count="3524"/>
  </office:meta>
</office:document-meta>
</file>